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officeooo:rsid="000504c1" officeooo:paragraph-rsid="000504c1"/>
    </style:style>
    <style:style style:name="P2" style:family="paragraph" style:parent-style-name="Preformatted_20_Text">
      <style:text-properties style:font-name="Ubuntu" officeooo:rsid="00062b9c" officeooo:paragraph-rsid="00062b9c"/>
    </style:style>
    <style:style style:name="P3" style:family="paragraph" style:parent-style-name="Preformatted_20_Text">
      <style:text-properties style:font-name="Ubuntu" officeooo:rsid="0007a63e" officeooo:paragraph-rsid="0007a63e"/>
    </style:style>
    <style:style style:name="P4" style:family="paragraph" style:parent-style-name="Preformatted_20_Text">
      <style:text-properties style:font-name="Ubuntu" officeooo:rsid="000504c1" officeooo:paragraph-rsid="000504c1"/>
    </style:style>
    <style:style style:name="P5" style:family="paragraph" style:parent-style-name="Preformatted_20_Text">
      <style:text-properties style:font-name="Ubuntu" officeooo:rsid="0009721a" officeooo:paragraph-rsid="0009721a"/>
    </style:style>
    <style:style style:name="P6" style:family="paragraph" style:parent-style-name="Preformatted_20_Text">
      <style:text-properties style:font-name="Ubuntu" officeooo:rsid="00098881" officeooo:paragraph-rsid="00098881"/>
    </style:style>
    <style:style style:name="P7" style:family="paragraph" style:parent-style-name="Preformatted_20_Text">
      <style:text-properties style:font-name="Ubuntu" officeooo:rsid="000a5229" officeooo:paragraph-rsid="000a5229"/>
    </style:style>
    <style:style style:name="T1" style:family="text">
      <style:text-properties officeooo:rsid="0006deab"/>
    </style:style>
    <style:style style:name="T2" style:family="text">
      <style:text-properties officeooo:rsid="000988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#Neededto tmux ls:</text:p>
      <text:p text:style-name="P6"># mysql </text:p>
      <text:p text:style-name="P6"># puller</text:p>
      <text:p text:style-name="P6">#redmine</text:p>
      <text:p text:style-name="P6">#webserver</text:p>
      <text:p text:style-name="P6"/>
      <text:p text:style-name="P6"># for webserver</text:p>
      <text:p text:style-name="P3">Tmux </text:p>
      <text:p text:style-name="P2">(on root directory) source my_project_venv/bin/activate</text:p>
      <text:p text:style-name="P2">Cd quotation_maker</text:p>
      <text:p text:style-name="P2">cd my-first-blog</text:p>
      <text:p text:style-name="P2"/>
      <text:p text:style-name="P1">python ~/quotation_maker/my-first-<text:span text:style-name="T1">b</text:span>log/manage.py runserver 0.0.0.0:8000 –insecure</text:p>
      <text:p text:style-name="P1"/>
      <text:p text:style-name="P5"><text:span text:style-name="T2"># for </text:span>Redmine:</text:p>
      <text:p text:style-name="P5"/>
      <text:p text:style-name="P5">1. <text:a xlink:type="simple" xlink:href="mailto:ubuntu@ip-172-31-38-121" text:style-name="Internet_20_link" text:visited-style-name="Visited_20_Internet_20_Link">ubuntu@ip-172-31-38-121</text:a>: #no virtualenv</text:p>
      <text:p text:style-name="P5"/>
      <text:p text:style-name="P5">2. /usr/share/redmine-4.0.0$ #cd to this path</text:p>
      <text:p text:style-name="P5"/>
      <text:p text:style-name="P5">3. <text:s/>bundle exec rails server webrick -e production</text:p>
      <text:p text:style-name="P5"/>
      <text:p text:style-name="P6"># for MySQL</text:p>
      <text:p text:style-name="P6"/>
      <text:p text:style-name="P6">1. (my_project_venv) ubuntu@ip-172-31-38-121:~/quotation_maker/my-first-blog$ </text:p>
      <text:p text:style-name="P6"/>
      <text:p text:style-name="P6">2. mysql -u root -p # password in Bitwarden</text:p>
      <text:p text:style-name="P6"/>
      <text:p text:style-name="P7">#for puller:</text:p>
      <text:p text:style-name="P7"/>
      <text:p text:style-name="P7">(my_project_venv) <text:a xlink:type="simple" xlink:href="mailto:ubuntu@ip-172-31-38-121" text:style-name="Internet_20_link" text:visited-style-name="Visited_20_Internet_20_Link">ubuntu@ip-172-31-38-121</text:a>:~/quotation_maker/my-first-blog$ # cd and virtualenv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19-09-20T22:42:54.403201923</dc:date>
    <meta:editing-duration>PT56M1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71" meta:character-count="631" meta:non-whitespace-character-count="576"/>
  </office:meta>
</office:document-meta>
</file>